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4" style:family="paragraph" style:parent-style-name="Text_20_body" style:list-style-name="L1">
      <style:text-properties fo:font-size="6pt" style:font-size-asian="5.25pt" style:font-size-complex="6pt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4">
      <style:text-properties fo:font-size="6pt" style:font-size-asian="5.25pt" style:font-size-complex="6pt"/>
    </style:style>
    <style:style style:name="P11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5">
      <style:text-properties fo:font-size="6pt" style:font-size-asian="5.25pt" style:font-size-complex="6pt"/>
    </style:style>
    <style:style style:name="P13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6">
      <style:text-properties fo:font-size="6pt" style:font-size-asian="5.25pt" style:font-size-complex="6pt"/>
    </style:style>
    <style:style style:name="P15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7">
      <style:text-properties fo:font-size="6pt" style:font-size-asian="5.25pt" style:font-size-complex="6pt"/>
    </style:style>
    <style:style style:name="P17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8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Subject: The "Android Moment" for Humanoid Robots - $8M Seed</text:span></text:p>
      <text:p text:style-name="P1">Dear [VC Name],</text:p>
      <text:p text:style-name="P1">In 2005, VCs passed on Android for $50M. Today: $200B+.</text:p>
      <text:p text:style-name="P1">In 2025, the same moment is happening for humanoid robots.</text:p>
      <text:p text:style-name="P1"><text:span text:style-name="Strong_20_Emphasis">I'm Meir Niv</text:span> - 70 years old, 45 years in tech. I built a live AI trading system generating 403% returns (verify: meirniv.pythonanywhere.com/orders). That proves AI crossed the threshold from toy to tool.</text:p>
      <text:p text:style-name="P1"><text:span text:style-name="Strong_20_Emphasis">We're building HaGOLEM</text:span> - the "Android" for humanoid robots.</text:p>
      <text:p text:style-name="P1">Not one application. The PLATFORM that runs on any robot body and enables unlimited applications.</text:p>
      <text:p text:style-name="P2"/>
      <text:p text:style-name="P1"><text:span text:style-name="Strong_20_Emphasis">WHAT IS A HUMANOID ROBOT (HR)?</text:span></text:p>
      <text:p text:style-name="P1">A Humanoid Robot (HR) looks and moves like a human - head, two arms, two legs, hands that manipulate objects.</text:p>
      <text:p text:style-name="P1">But here's the breakthrough: HR excel at any task that follows established procedures - what we call "by the book" tasks. Cooking recipes, driving rules, security patrols, manufacturing specs, medical protocols.</text:p>
      <text:p text:style-name="P1">In 99% of civilian work, there's no need to deviate. HR execute flawlessly, every time, without fatigue or error.</text:p>
      <text:p text:style-name="P1"><text:span text:style-name="Strong_20_Emphasis">The Magic</text:span>: Teach one HR a task once. Now millions of HR can perform it perfectly forever.</text:p>
      <text:p text:style-name="P1">Gordon Ramsay teaches one HR his Beef Wellington. Now every HR worldwide can cook it exactly like Gordon does. He earns $60 per recipe sale, passively, forever.</text:p>
      <text:p text:style-name="P2"/>
      <text:p text:style-name="P1"><text:span text:style-name="Strong_20_Emphasis">THE MASSIVE OPPORTUNITY - EVERY INDUSTRY</text:span></text:p>
      <text:p text:style-name="P1">HaGOLEM's platform transforms every sector:</text:p>
      <text:p text:style-name="P1"><text:span text:style-name="Strong_20_Emphasis">FOOD</text:span> ($108B): RoboChef - Michelin meals at home, street food vendors scale 2x, celebrity chefs earn passive income</text:p>
      <text:p text:style-name="P1"><text:span text:style-name="Strong_20_Emphasis">TRANSPORTATION</text:span> ($1.5T maritime + automotive):</text:p>
      <text:list text:style-name="L1">
        <text:list-item>
          <text:p text:style-name="P3">Your HR drives Uber while you work: Buy for $25K, earns $52K/year, pays itself off in 6 months </text:p>
        </text:list-item>
        <text:list-item>
          <text:p text:style-name="P4">Trucks, buses, boats, ships, planes - HR operates 24/7, never tired </text:p>
        </text:list-item>
      </text:list>
      <text:p text:style-name="P1"><text:span text:style-name="Strong_20_Emphasis">MANUFACTURING</text:span> ($5T): Bring jobs back from China - 1,000 HR + 10 high-paid Americans = cheaper than Chinese labor. HR manufactures HR (exponential scaling)</text:p>
      <text:p text:style-name="P1"><text:span text:style-name="Strong_20_Emphasis">CONSTRUCTION</text:span> ($2T): Zero workplace fatalities. HR works at dangerous heights, operates heavy machinery perfectly</text:p>
      <text:p text:style-name="P1"><text:span text:style-name="Strong_20_Emphasis">RETAIL</text:span> (15M US workers): Grocery stores, supermarkets, banks - HR works 24/7, no benefits, no turnover</text:p>
      <text:p text:style-name="P1"><text:span text:style-name="Strong_20_Emphasis">ELDERLY CARE</text:span> ($1.6T): Aging crisis solution - 24/7 care, mobility assistance, companionship. Families can finally afford it</text:p>
      <text:p text:style-name="P1"><text:span text:style-name="Strong_20_Emphasis">SECURITY</text:span> ($350B): Perimeter patrols, night guards, policing support - never sleeps, perfect vigilance</text:p>
      <text:p text:style-name="P1"><text:span text:style-name="Strong_20_Emphasis">HEALTHCARE SUPPORT</text:span>: Patient mobility, wound care, radiology AI, lab work - frees nurses from non-medical tasks</text:p>
      <text:p text:style-name="P1"><text:span text:style-name="Strong_20_Emphasis">AGRICULTURE</text:span>: Labor shortage solved - planting, harvesting, greenhouse operations</text:p>
      <text:p text:style-name="P1">Plus: Cleaning, tour guides, aviation, and hundreds more applications.</text:p>
      <text:p text:style-name="P2"/>
      <text:p text:style-name="P1"><text:span text:style-name="Strong_20_Emphasis">OUR STRATEGY: PLATFORM + SPIN-OFFS</text:span></text:p>
      <text:p text:style-name="P1">Like Microsoft focused on Windows (not every application), we build the best HOS platform:</text:p>
      <text:list text:style-name="L2">
        <text:list-item>
          <text:p text:style-name="P5">Natural language interface (talk to HR like a human) </text:p>
        </text:list-item>
        <text:list-item>
          <text:p text:style-name="P5">Pedagogy system (HR learns by watching, like kids watching mom cook) </text:p>
        </text:list-item>
        <text:list-item>
          <text:p text:style-name="P6">Open platform (thousands of developers build apps) </text:p>
        </text:list-item>
      </text:list>
      <text:p text:style-name="P1"><text:span text:style-name="Strong_20_Emphasis">The Spin-Off Model</text:span>:</text:p>
      <text:p text:style-name="P1">Once an application proves successful (like RoboChef), we spin it off as an independent company:</text:p>
      <text:list text:style-name="L3">
        <text:list-item>
          <text:p text:style-name="P7">They take equity stake, run it with food business experts (not robotics people) </text:p>
        </text:list-item>
        <text:list-item>
          <text:p text:style-name="P7">They're free to use any HR hardware (even competitors) </text:p>
        </text:list-item>
        <text:list-item>
          <text:p text:style-name="P7">We stay focused on platform dominance </text:p>
        </text:list-item>
        <text:list-item>
          <text:p text:style-name="P8">We take 30% of every transaction </text:p>
        </text:list-item>
      </text:list>
      <text:p text:style-name="P1">This creates a portfolio of investments while keeping us laser-focused on building the best platform.</text:p>
      <text:p text:style-name="P1"><text:span text:style-name="Strong_20_Emphasis">Risk Management</text:span>: When HR market saturates (everyone owns 2+ robots), revenue from our spin-off investments keeps us alive. We have agreements with spin-offs to hire our employees during downturns until we can bring them back.</text:p>
      <text:p text:style-name="P2"/>
      <text:p text:style-name="P1"><text:span text:style-name="Strong_20_Emphasis">WHY WE'LL WIN</text:span></text:p>
      <text:p text:style-name="P1"><text:span text:style-name="Strong_20_Emphasis">Platform Economics</text:span>: Winner captures 60-80% of total value. We're building the Android, not just one phone model.</text:p>
      <text:p text:style-name="P1"><text:span text:style-name="Strong_20_Emphasis">Military Application</text:span> (Israel + US):</text:p>
      <text:list text:style-name="L4">
        <text:list-item>
          <text:p text:style-name="P9"><text:soft-page-break/>Turkey threatens Israel (6x larger, NATO's 2nd strongest army) </text:p>
        </text:list-item>
        <text:list-item>
          <text:p text:style-name="P9">Israel needs 1 million HR soldiers for survival </text:p>
        </text:list-item>
        <text:list-item>
          <text:p text:style-name="P9">HR trained by best IDF soldiers, no fear, runs into danger </text:p>
        </text:list-item>
        <text:list-item>
          <text:p text:style-name="P9">Quantum-encrypted communication (unhackable) </text:p>
        </text:list-item>
        <text:list-item>
          <text:p text:style-name="P10">US military wants this technology too </text:p>
        </text:list-item>
      </text:list>
      <text:p text:style-name="P1"><text:span text:style-name="Strong_20_Emphasis">Proof I Ship</text:span>: At 70, I built a live AI trading system in 6 months with 403% returns. If I can beat Wall Street, I can build HaGOLEM.</text:p>
      <text:p text:style-name="P2"/>
      <text:p text:style-name="P1"><text:span text:style-name="Strong_20_Emphasis">THE ASK</text:span></text:p>
      <text:p text:style-name="P1">$8M seed at $20M pre-money (28.6% equity)</text:p>
      <text:p text:style-name="P1"><text:span text:style-name="Strong_20_Emphasis">You bring Israeli VC partner</text:span> ($2-3M of the $8M) who:</text:p>
      <text:list text:style-name="L5">
        <text:list-item>
          <text:p text:style-name="P11">Accesses Unit 8200 talent (elite Israeli AI engineers) </text:p>
        </text:list-item>
        <text:list-item>
          <text:p text:style-name="P11">Handles Israeli operations </text:p>
        </text:list-item>
        <text:list-item>
          <text:p text:style-name="P11">You handle US operations </text:p>
        </text:list-item>
        <text:list-item>
          <text:p text:style-name="P12">Natural US-Israel partnership </text:p>
        </text:list-item>
      </text:list>
      <text:p text:style-name="P1">Plus: BIRD Foundation $1.5M non-dilutive (US-Israel government program)</text:p>
      <text:p text:style-name="P1"><text:span text:style-name="Strong_20_Emphasis">Total capital: $9.5M for your $8M investment</text:span></text:p>
      <text:p text:style-name="P2"/>
      <text:p text:style-name="P1"><text:span text:style-name="Strong_20_Emphasis">12-MONTH MILESTONES</text:span></text:p>
      <text:list text:style-name="L6">
        <text:list-item>
          <text:p text:style-name="P13">Month 3: HOS working on test robot </text:p>
        </text:list-item>
        <text:list-item>
          <text:p text:style-name="P13">Month 6: 3 pilot customers committed </text:p>
        </text:list-item>
        <text:list-item>
          <text:p text:style-name="P13">Month 9: First commercial deployment </text:p>
        </text:list-item>
        <text:list-item>
          <text:p text:style-name="P14">Month 12: $65K/month revenue flowing </text:p>
        </text:list-item>
      </text:list>
      <text:p text:style-name="P1">Clear checkpoints. Not blind faith.</text:p>
      <text:p text:style-name="P2"/>
      <text:p text:style-name="P1"><text:span text:style-name="Strong_20_Emphasis">THE RETURNS</text:span></text:p>
      <text:p text:style-name="P1"><text:span text:style-name="Strong_20_Emphasis">Base case</text:span>: $2.6B valuation in 5 years (65x return)</text:p>
      <text:p text:style-name="P1"><text:span text:style-name="Strong_20_Emphasis">NVIDIA case</text:span>: Jensen Huang is spending billions in Israel RIGHT NOW</text:p>
      <text:list text:style-name="L7">
        <text:list-item>
          <text:p text:style-name="P15">Buying buildings, acquiring companies, hiring thousands </text:p>
        </text:list-item>
        <text:list-item>
          <text:p text:style-name="P15">NVIDIA hardware + HaGOLEM software = complete robotics stack </text:p>
        </text:list-item>
        <text:list-item>
          <text:p text:style-name="P15">Acquisition potential: $15-30B in years 5-7 </text:p>
        </text:list-item>
        <text:list-item>
          <text:p text:style-name="P16">Your return: 281-750x </text:p>
        </text:list-item>
      </text:list>
      <text:p text:style-name="P1">Probability: 30-40% NVIDIA specifically, 70-80% some tech giant acquires us.</text:p>
      <text:p text:style-name="P2"/>
      <text:p text:style-name="P1"><text:span text:style-name="Strong_20_Emphasis">FULL DETAILS</text:span></text:p>
      <text:list text:style-name="L8">
        <text:list-item>
          <text:p text:style-name="P17"><text:span text:style-name="Strong_20_Emphasis">Executive Summary</text:span>: <text:a xlink:type="simple" xlink:href="https://www.mayyamw.com/hraimn" text:style-name="Internet_20_link" text:visited-style-name="Visited_20_Internet_20_Link">https://www.mayyamw.com/hraimn</text:a> </text:p>
        </text:list-item>
        <text:list-item>
          <text:p text:style-name="P17"><text:span text:style-name="Strong_20_Emphasis">Complete Story ("For Dummies")</text:span>: <text:a xlink:type="simple" xlink:href="https://www.mayyamw.com/hagolem" text:style-name="Internet_20_link" text:visited-style-name="Visited_20_Internet_20_Link">https://www.mayyamw.com/hagolem</text:a> </text:p>
        </text:list-item>
        <text:list-item>
          <text:p text:style-name="P18"><text:span text:style-name="Strong_20_Emphasis">Live Trading System Proof</text:span>: meirniv.pythonanywhere.com/orders </text:p>
        </text:list-item>
      </text:list>
      <text:p text:style-name="P1">Everything you need to evaluate this opportunity.</text:p>
      <text:p text:style-name="P2"/>
      <text:p text:style-name="P1"><text:span text:style-name="Strong_20_Emphasis">THE BOTTOM LINE</text:span></text:p>
      <text:p text:style-name="P1">This is the "Android moment" for robots. The platform winner will be decided in the next 12 months.</text:p>
      <text:p text:style-name="P1">I'm sending this to 6 top VCs simultaneously. First mover gets best terms.</text:p>
      <text:p text:style-name="P1">While you're "evaluating," Founders Fund or Lux Capital might be calling me to close.</text:p>
      <text:p text:style-name="P1">Your choice. But choose fast.</text:p>
      <text:p text:style-name="P1"><text:span text:style-name="Strong_20_Emphasis">Meir Niv</text:span><text:line-break/>Founder &amp; Chairman, HaGOLEM<text:line-break/>45 Years Engineering Experience<text:line-break/>Website: <text:a xlink:type="simple" xlink:href="https://www.mayyamw.com/hagolem" text:style-name="Internet_20_link" text:visited-style-name="Visited_20_Internet_20_Link">https://www.mayyamw.com/hagolem</text:a></text:p>
      <text:p text:style-name="P2"/>
      <text:p text:style-name="P1"><text:span text:style-name="Strong_20_Emphasis">P.S.</text:span> - I'm 70 years old. This is my last big project. I won't live to see another opportunity like this. Neither will you. The window is 12 months. After that, it's too late.</text:p>
      <text:p text:style-name="P1">The train is leaving the station. Are you on it?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1:17:19.875568800</meta:creation-date>
    <dc:date>2025-11-28T09:11:40.050708800</dc:date>
    <meta:editing-duration>PT7H54M19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85" meta:word-count="927" meta:character-count="5841" meta:non-whitespace-character-count="4999"/>
  </office:meta>
</office:document-meta>
</file>